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5.764cm"/>
    </style:style>
    <style:style style:name="co3" style:family="table-column">
      <style:table-column-properties fo:break-before="auto" style:column-width="6.959cm"/>
    </style:style>
    <style:style style:name="co4" style:family="table-column">
      <style:table-column-properties fo:break-before="auto" style:column-width="3.835cm"/>
    </style:style>
    <style:style style:name="co5" style:family="table-column">
      <style:table-column-properties fo:break-before="auto" style:column-width="5.569cm"/>
    </style:style>
    <style:style style:name="co6" style:family="table-column">
      <style:table-column-properties fo:break-before="auto" style:column-width="5.292cm"/>
    </style:style>
    <style:style style:name="co7" style:family="table-column">
      <style:table-column-properties fo:break-before="auto" style:column-width="4.695cm"/>
    </style:style>
    <style:style style:name="co8" style:family="table-column">
      <style:table-column-properties fo:break-before="auto" style:column-width="5.015cm"/>
    </style:style>
    <style:style style:name="co9" style:family="table-column">
      <style:table-column-properties fo:break-before="auto" style:column-width="6.152cm"/>
    </style:style>
    <style:style style:name="co10" style:family="table-column">
      <style:table-column-properties fo:break-before="auto" style:column-width="0.78cm"/>
    </style:style>
    <style:style style:name="co11" style:family="table-column">
      <style:table-column-properties fo:break-before="auto" style:column-width="2.256cm"/>
    </style:style>
    <style:style style:name="co12" style:family="table-column">
      <style:table-column-properties fo:break-before="auto" style:column-width="1.97cm"/>
    </style:style>
    <style:style style:name="co13" style:family="table-column">
      <style:table-column-properties fo:break-before="auto" style:column-width="3.568cm"/>
    </style:style>
    <style:style style:name="co14" style:family="table-column">
      <style:table-column-properties fo:break-before="auto" style:column-width="4.172cm"/>
    </style:style>
    <style:style style:name="co15" style:family="table-column">
      <style:table-column-properties fo:break-before="auto" style:column-width="4.801cm"/>
    </style:style>
    <style:style style:name="co16" style:family="table-column">
      <style:table-column-properties fo:break-before="auto" style:column-width="2.224cm"/>
    </style:style>
    <style:style style:name="co17" style:family="table-column">
      <style:table-column-properties fo:break-before="auto" style:column-width="4.426cm"/>
    </style:style>
    <style:style style:name="co18" style:family="table-column">
      <style:table-column-properties fo:break-before="auto" style:column-width="4.875cm"/>
    </style:style>
    <style:style style:name="co19" style:family="table-column">
      <style:table-column-properties fo:break-before="auto" style:column-width="2.214cm"/>
    </style:style>
    <style:style style:name="co20" style:family="table-column">
      <style:table-column-properties fo:break-before="auto" style:column-width="4.262cm"/>
    </style:style>
    <style:style style:name="co21" style:family="table-column">
      <style:table-column-properties fo:break-before="auto" style:column-width="3.413cm"/>
    </style:style>
    <style:style style:name="co22" style:family="table-column">
      <style:table-column-properties fo:break-before="auto" style:column-width="5.024cm"/>
    </style:style>
    <style:style style:name="co23" style:family="table-column">
      <style:table-column-properties fo:break-before="auto" style:column-width="2.252cm"/>
    </style:style>
    <style:style style:name="co24" style:family="table-column">
      <style:table-column-properties fo:break-before="auto" style:column-width="4.625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4.427cm"/>
    </style:style>
    <style:style style:name="co27" style:family="table-column">
      <style:table-column-properties fo:break-before="auto" style:column-width="4.473cm"/>
    </style:style>
    <style:style style:name="co28" style:family="table-column">
      <style:table-column-properties fo:break-before="auto" style:column-width="1.972cm"/>
    </style:style>
    <style:style style:name="co29" style:family="table-column">
      <style:table-column-properties fo:break-before="auto" style:column-width="5.278cm"/>
    </style:style>
    <style:style style:name="co30" style:family="table-column">
      <style:table-column-properties fo:break-before="auto" style:column-width="4.528cm"/>
    </style:style>
    <style:style style:name="co31" style:family="table-column">
      <style:table-column-properties fo:break-before="auto" style:column-width="6.638cm"/>
    </style:style>
    <style:style style:name="co32" style:family="table-column">
      <style:table-column-properties fo:break-before="auto" style:column-width="5.484cm"/>
    </style:style>
    <style:style style:name="co33" style:family="table-column">
      <style:table-column-properties fo:break-before="auto" style:column-width="7.691cm"/>
    </style:style>
    <style:style style:name="co34" style:family="table-column">
      <style:table-column-properties fo:break-before="auto" style:column-width="4.415cm"/>
    </style:style>
    <style:style style:name="co35" style:family="table-column">
      <style:table-column-properties fo:break-before="auto" style:column-width="2.226cm"/>
    </style:style>
    <style:style style:name="co36" style:family="table-column">
      <style:table-column-properties fo:break-before="auto" style:column-width="6.345cm"/>
    </style:style>
    <style:style style:name="co37" style:family="table-column">
      <style:table-column-properties fo:break-before="auto" style:column-width="5.886cm"/>
    </style:style>
    <style:style style:name="co38" style:family="table-column">
      <style:table-column-properties fo:break-before="auto" style:column-width="6.01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LIBA">
      <style:table-properties table:display="true" style:writing-mode="lr-tb"/>
    </style:style>
    <style:style style:name="ta2" style:family="table" style:master-page-name="PageStyle_5f_OpBiote_20_Física_20_Biomédica">
      <style:table-properties table:display="true" style:writing-mode="lr-tb"/>
    </style:style>
    <style:style style:name="ta3" style:family="table" style:master-page-name="PageStyle_5f_OpBiote_20_Bioelectrónica">
      <style:table-properties table:display="true" style:writing-mode="lr-tb"/>
    </style:style>
    <style:style style:name="ta4" style:family="table" style:master-page-name="PageStyle_5f_OpBiote_20_Antropología_20_Biológica">
      <style:table-properties table:display="true" style:writing-mode="lr-tb"/>
    </style:style>
    <style:style style:name="ta5" style:family="table" style:master-page-name="PageStyle_5f_OpBiote_20_Neurociencias_20_Y_20_Bioalgoritmos">
      <style:table-properties table:display="true" style:writing-mode="lr-tb"/>
    </style:style>
    <style:style style:name="ta6" style:family="table" style:master-page-name="PageStyle_5f_OpBiote_20_Genómicas_20_y_20_Biología_20_Experimental">
      <style:table-properties table:display="true" style:writing-mode="lr-tb"/>
    </style:style>
    <style:style style:name="ta7" style:family="table" style:master-page-name="PageStyle_5f_OpAlim_20_Salud_20_Nutricional">
      <style:table-properties table:display="true" style:writing-mode="lr-tb"/>
    </style:style>
    <style:style style:name="ta8" style:family="table" style:master-page-name="PageStyle_5f_OpAlim_20_Producción_20_Alimentaria">
      <style:table-properties table:display="true" style:writing-mode="lr-tb"/>
    </style:style>
    <style:style style:name="ta9" style:family="table" style:master-page-name="PageStyle_5f_OpAlim_20_Producción_20_Agroalimentaria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a6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afd095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bf819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 table:null-year="1970">
        <table:iteration table:status="enable"/>
      </table:calculation-settings>
      <table:table table:name="LIB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4" table:default-cell-style-name="ce2"/>
        <table:table-column table:style-name="co11" table:number-columns-repeated="193" table:default-cell-style-name="ce11"/>
        <table:table-column table:style-name="co11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7" table:number-rows-spanned="1">
            <text:p>Licenciatura en Ingeniería en Biotecnología y Alimentos</text:p>
          </table:table-cell>
          <table:covered-table-cell table:number-columns-repeated="6" table:style-name="ce1"/>
          <table:table-cell table:style-name="ce9" office:value-type="string" calcext:value-type="string">
            <text:p>Cardinal de materias por semestre</text:p>
          </table:table-cell>
          <table:table-cell table:number-columns-repeated="24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Optativa Alimentos 7</text:p>
          </table:table-cell>
          <table:table-cell table:style-name="ce3" office:value-type="string" calcext:value-type="string">
            <text:p>Optativa Alimentos 8</text:p>
          </table:table-cell>
          <table:table-cell table:style-name="ce3" office:value-type="string" calcext:value-type="string">
            <text:p>Optativa Alimentos 9</text:p>
          </table:table-cell>
          <table:table-cell table:style-name="ce5" office:value-type="string" calcext:value-type="string">
            <text:p>Optativa Biotecnología 7</text:p>
          </table:table-cell>
          <table:table-cell table:style-name="ce5" office:value-type="string" calcext:value-type="string">
            <text:p>Optativa Biotecnología 8</text:p>
          </table:table-cell>
          <table:table-cell table:style-name="ce5" office:value-type="string" calcext:value-type="string">
            <text:p>Optativa Biotecnología 9</text:p>
          </table:table-cell>
          <table:table-cell table:style-name="ce7"/>
          <table:table-cell table:style-name="ce9" table:formula="of:=COUNTIFS([.B2:.H2];&quot;&lt;&gt;&quot;)"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Optativa Alimentos 4</text:p>
          </table:table-cell>
          <table:table-cell table:style-name="ce3" office:value-type="string" calcext:value-type="string">
            <text:p>Optativa Alimentos 5</text:p>
          </table:table-cell>
          <table:table-cell table:style-name="ce3" office:value-type="string" calcext:value-type="string">
            <text:p>Optativa Alimentos 6</text:p>
          </table:table-cell>
          <table:table-cell table:style-name="ce5" office:value-type="string" calcext:value-type="string">
            <text:p>Optativa Biotecnología 4</text:p>
          </table:table-cell>
          <table:table-cell table:style-name="ce5" office:value-type="string" calcext:value-type="string">
            <text:p>Optativa Biotecnología 5</text:p>
          </table:table-cell>
          <table:table-cell table:style-name="ce5" office:value-type="string" calcext:value-type="string">
            <text:p>Optativa Biotecnología 6</text:p>
          </table:table-cell>
          <table:table-cell table:style-name="ce7"/>
          <table:table-cell table:style-name="ce9" table:formula="of:=COUNTIFS([.B3:.H3];&quot;&lt;&gt;&quot;)"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Optativa Alimentos 1</text:p>
          </table:table-cell>
          <table:table-cell table:style-name="ce3" office:value-type="string" calcext:value-type="string">
            <text:p>Optativa Alimentos 2</text:p>
          </table:table-cell>
          <table:table-cell table:style-name="ce3" office:value-type="string" calcext:value-type="string">
            <text:p>Optativa Alimentos 3</text:p>
          </table:table-cell>
          <table:table-cell table:style-name="ce5" office:value-type="string" calcext:value-type="string">
            <text:p>Optativa Biotecnología 1</text:p>
          </table:table-cell>
          <table:table-cell table:style-name="ce5" office:value-type="string" calcext:value-type="string">
            <text:p>Optativa Biotecnología 2</text:p>
          </table:table-cell>
          <table:table-cell table:style-name="ce5" office:value-type="string" calcext:value-type="string">
            <text:p>Optativa Biotecnología 3</text:p>
          </table:table-cell>
          <table:table-cell table:style-name="ce1"/>
          <table:table-cell table:style-name="ce9" table:formula="of:=COUNTIFS([.B4:.H4];&quot;&lt;&gt;&quot;)"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Biología celular 1</text:p>
          </table:table-cell>
          <table:table-cell table:style-name="ce3" office:value-type="string" calcext:value-type="string">
            <text:p>Introducción a antropología biológica</text:p>
          </table:table-cell>
          <table:table-cell table:style-name="ce3" office:value-type="string" calcext:value-type="string">
            <text:p>Genómica 1</text:p>
          </table:table-cell>
          <table:table-cell table:style-name="ce5" office:value-type="string" calcext:value-type="string">
            <text:p>Neuroanatomía</text:p>
          </table:table-cell>
          <table:table-cell table:style-name="ce5" office:value-type="string" calcext:value-type="string">
            <text:p>Introducción a física cuántica</text:p>
          </table:table-cell>
          <table:table-cell table:style-name="ce5" office:value-type="string" calcext:value-type="string">
            <text:p>Algoritmos bioinspirados</text:p>
          </table:table-cell>
          <table:table-cell table:style-name="ce1"/>
          <table:table-cell table:style-name="ce9" table:formula="of:=COUNTIFS([.B5:.H5];&quot;&lt;&gt;&quot;)"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Situación de estado de nutrición</text:p>
          </table:table-cell>
          <table:table-cell table:style-name="ce3" office:value-type="string" calcext:value-type="string">
            <text:p>Producción agropecuaria</text:p>
          </table:table-cell>
          <table:table-cell table:style-name="ce3" office:value-type="string" calcext:value-type="string">
            <text:p>Biología molecular 1</text:p>
          </table:table-cell>
          <table:table-cell/>
          <table:table-cell table:style-name="ce5" office:value-type="string" calcext:value-type="string">
            <text:p>Control e instrumentación</text:p>
          </table:table-cell>
          <table:table-cell table:style-name="ce5" office:value-type="string" calcext:value-type="string">
            <text:p>Bioinformática</text:p>
          </table:table-cell>
          <table:table-cell table:style-name="ce8" office:value-type="string" calcext:value-type="string">
            <text:p>Contabilidad y economía</text:p>
          </table:table-cell>
          <table:table-cell table:style-name="ce9" table:formula="of:=COUNTIFS([.B6:.H6];&quot;&lt;&gt;&quot;)"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Fundamentos de nutrición</text:p>
          </table:table-cell>
          <table:table-cell table:style-name="ce3" office:value-type="string" calcext:value-type="string">
            <text:p>Materias primas alimenticias</text:p>
          </table:table-cell>
          <table:table-cell table:style-name="ce3" office:value-type="string" calcext:value-type="string">
            <text:p>Fisicoquímica</text:p>
          </table:table-cell>
          <table:table-cell/>
          <table:table-cell table:style-name="ce5" office:value-type="string" calcext:value-type="string">
            <text:p>Electrónica analógica</text:p>
          </table:table-cell>
          <table:table-cell table:style-name="ce5" office:value-type="string" calcext:value-type="string">
            <text:p>Biofísica</text:p>
          </table:table-cell>
          <table:table-cell table:style-name="ce8" office:value-type="string" calcext:value-type="string">
            <text:p>Administración pública</text:p>
          </table:table-cell>
          <table:table-cell table:style-name="ce9" table:formula="of:=COUNTIFS([.B7:.H7];&quot;&lt;&gt;&quot;)"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Bromatología</text:p>
          </table:table-cell>
          <table:table-cell table:style-name="ce3" office:value-type="string" calcext:value-type="string">
            <text:p>Balance de materia y energía</text:p>
          </table:table-cell>
          <table:table-cell table:style-name="ce3" office:value-type="string" calcext:value-type="string">
            <text:p>Bioquímica</text:p>
          </table:table-cell>
          <table:table-cell/>
          <table:table-cell table:style-name="ce5" office:value-type="string" calcext:value-type="string">
            <text:p>Circuitos eléctricos</text:p>
          </table:table-cell>
          <table:table-cell table:style-name="ce5" office:value-type="string" calcext:value-type="string">
            <text:p>Bioestadística</text:p>
          </table:table-cell>
          <table:table-cell table:style-name="ce8" office:value-type="string" calcext:value-type="string">
            <text:p>Filosofía de la ciencia </text:p>
          </table:table-cell>
          <table:table-cell table:style-name="ce9" table:formula="of:=COUNTIFS([.B8:.H8];&quot;&lt;&gt;&quot;)"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Ecuaciones diferenciales</text:p>
          </table:table-cell>
          <table:table-cell table:style-name="ce4" office:value-type="string" calcext:value-type="string">
            <text:p>Paradigmas de programación</text:p>
          </table:table-cell>
          <table:table-cell table:style-name="ce4" office:value-type="string" calcext:value-type="string">
            <text:p>Análisis vectorial</text:p>
          </table:table-cell>
          <table:table-cell table:style-name="ce4" office:value-type="string" calcext:value-type="string">
            <text:p>Termodinámica y fluidos</text:p>
          </table:table-cell>
          <table:table-cell table:style-name="ce4" office:value-type="string" calcext:value-type="string">
            <text:p>Variable compleja</text:p>
          </table:table-cell>
          <table:table-cell table:style-name="ce6" office:value-type="string" calcext:value-type="string">
            <text:p>Probabilidad y estadística</text:p>
          </table:table-cell>
          <table:table-cell table:style-name="ce8" office:value-type="string" calcext:value-type="string">
            <text:p>Identidad y conocimiento</text:p>
          </table:table-cell>
          <table:table-cell table:style-name="ce9" table:formula="of:=COUNTIFS([.B9:.H9];&quot;&lt;&gt;&quot;)" office:value-type="float" office:value="7" calcext:value-type="float">
            <text:p>7</text:p>
          </table:table-cell>
          <table:table-cell table:number-columns-repeated="24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Cálculo diferencial e integral</text:p>
          </table:table-cell>
          <table:table-cell table:style-name="ce4" office:value-type="string" calcext:value-type="string">
            <text:p>Algoritmia y programación estructurada</text:p>
          </table:table-cell>
          <table:table-cell table:style-name="ce4" office:value-type="string" calcext:value-type="string">
            <text:p>Álgebra lineal</text:p>
          </table:table-cell>
          <table:table-cell table:style-name="ce4" office:value-type="string" calcext:value-type="string">
            <text:p>Mecánica y electromagnetismo</text:p>
          </table:table-cell>
          <table:table-cell table:style-name="ce4" office:value-type="string" calcext:value-type="string">
            <text:p>Química inorgánica</text:p>
          </table:table-cell>
          <table:table-cell table:style-name="ce6" office:value-type="string" calcext:value-type="string">
            <text:p>Química orgánica</text:p>
          </table:table-cell>
          <table:table-cell table:style-name="ce8" office:value-type="string" calcext:value-type="string">
            <text:p>Comunicación oral y escrita</text:p>
          </table:table-cell>
          <table:table-cell table:style-name="ce9" table:formula="of:=COUNTIFS([.B10:.H10];&quot;&lt;&gt;&quot;)" office:value-type="float" office:value="7" calcext:value-type="float">
            <text:p>7</text:p>
          </table:table-cell>
          <table:table-cell table:number-columns-repeated="248"/>
        </table:table-row>
        <table:table-row table:style-name="ro1">
          <table:table-cell table:number-columns-repeated="8"/>
          <table:table-cell table:style-name="ce10"/>
          <table:table-cell table:number-columns-repeated="248"/>
        </table:table-row>
        <table:table-row table:style-name="ro1" table:number-rows-repeated="65516">
          <table:table-cell table:number-columns-repeated="257"/>
        </table:table-row>
        <table:table-row table:style-name="ro2" table:number-rows-repeated="9">
          <table:table-cell table:number-columns-repeated="257"/>
        </table:table-row>
        <table:table-row table:style-name="ro1" table:number-rows-repeated="983039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IBA.$A$1" table:expression="NA()"/>
          <table:named-expression table:name="Excel_BuiltIn_Sheet_Title" table:base-cell-address="$LIBA.$A$1" table:expression="&quot;LIBA&quot;"/>
        </table:named-expressions>
      </table:table>
      <table:table table:name="OpBiote Física Biomédica" table:style-name="ta2"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number-columns-repeated="60" table:default-cell-style-name="ce13"/>
        <table:table-column table:style-name="co16" table:number-columns-repeated="193" table:default-cell-style-name="ce17"/>
        <table:table-column table:style-name="co16" table:number-columns-repeated="16127"/>
        <table:table-row table:style-name="ro1">
          <table:table-cell table:style-name="ce12" office:value-type="string" calcext:value-type="string">
            <text:p>Semestre</text:p>
          </table:table-cell>
          <table:table-cell table:style-name="ce14" table:number-columns-repeated="3"/>
          <table:table-cell table:number-columns-repeated="253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Rayos X</text:p>
          </table:table-cell>
          <table:table-cell table:style-name="ce15" office:value-type="string" calcext:value-type="string">
            <text:p>Resonancia Magnética</text:p>
          </table:table-cell>
          <table:table-cell table:style-name="ce15" office:value-type="string" calcext:value-type="string">
            <text:p>Radioterapia</text:p>
          </table:table-cell>
          <table:table-cell table:number-columns-repeated="253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5" office:value-type="string" calcext:value-type="string">
            <text:p>Ultrasonido</text:p>
          </table:table-cell>
          <table:table-cell table:style-name="ce15" office:value-type="string" calcext:value-type="string">
            <text:p>Seguridad Radiológica</text:p>
          </table:table-cell>
          <table:table-cell table:style-name="ce15" office:value-type="string" calcext:value-type="string">
            <text:p>Dinámica de Biofluidos</text:p>
          </table:table-cell>
          <table:table-cell table:number-columns-repeated="253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Mecánica Cuántica</text:p>
          </table:table-cell>
          <table:table-cell table:style-name="ce15" office:value-type="string" calcext:value-type="string">
            <text:p>Física de Partículas</text:p>
          </table:table-cell>
          <table:table-cell table:style-name="ce15" office:value-type="string" calcext:value-type="string">
            <text:p>Física del Cuerpo Humano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"/>
          <table:table-cell table:style-name="ce16"/>
          <table:table-cell table:number-columns-repeated="254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IBA.$A$1" table:expression="NA()"/>
          <table:named-expression table:name="Excel_BuiltIn_Sheet_Title" table:base-cell-address="$LIBA.$A$1" table:expression="&quot;OpBiote Física Biomédica&quot;"/>
        </table:named-expressions>
      </table:table>
      <table:table table:name="OpBiote Bioelectrónica" table:style-name="ta3">
        <table:table-column table:style-name="co12" table:default-cell-style-name="ce13"/>
        <table:table-column table:style-name="co17" table:default-cell-style-name="ce13"/>
        <table:table-column table:style-name="co14" table:default-cell-style-name="ce13"/>
        <table:table-column table:style-name="co18" table:default-cell-style-name="ce13"/>
        <table:table-column table:style-name="co19" table:number-columns-repeated="60" table:default-cell-style-name="ce13"/>
        <table:table-column table:style-name="co19" table:number-columns-repeated="193" table:default-cell-style-name="ce17"/>
        <table:table-column table:style-name="co19" table:number-columns-repeated="16127"/>
        <table:table-row table:style-name="ro1">
          <table:table-cell table:style-name="ce12" office:value-type="string" calcext:value-type="string">
            <text:p>Semestre</text:p>
          </table:table-cell>
          <table:table-cell table:style-name="ce14" table:number-columns-repeated="3"/>
          <table:table-cell table:number-columns-repeated="253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Imagenología biomédica</text:p>
          </table:table-cell>
          <table:table-cell table:style-name="ce15" office:value-type="string" calcext:value-type="string">
            <text:p>Biosensores</text:p>
          </table:table-cell>
          <table:table-cell table:style-name="ce15" office:value-type="string" calcext:value-type="string">
            <text:p>Instrumentación biomédica</text:p>
          </table:table-cell>
          <table:table-cell table:number-columns-repeated="253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5" office:value-type="string" calcext:value-type="string">
            <text:p>Seguridad Radiológica</text:p>
          </table:table-cell>
          <table:table-cell table:style-name="ce15" office:value-type="string" calcext:value-type="string">
            <text:p>Dinámica de Biofluidos</text:p>
          </table:table-cell>
          <table:table-cell table:style-name="ce15" office:value-type="string" calcext:value-type="string">
            <text:p>Biomateriales</text:p>
          </table:table-cell>
          <table:table-cell table:number-columns-repeated="253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Mecánica Cuántica</text:p>
          </table:table-cell>
          <table:table-cell table:style-name="ce15" office:value-type="string" calcext:value-type="string">
            <text:p>Física de Partículas</text:p>
          </table:table-cell>
          <table:table-cell table:style-name="ce15" office:value-type="string" calcext:value-type="string">
            <text:p>Física del Cuerpo Humano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IBA.$A$1" table:expression="NA()"/>
          <table:named-expression table:name="Excel_BuiltIn_Sheet_Title" table:base-cell-address="$LIBA.$A$1" table:expression="&quot;OpBiote Bioelectrónica&quot;"/>
        </table:named-expressions>
      </table:table>
      <table:table table:name="OpBiote Antropología Biológica" table:style-name="ta4">
        <table:table-column table:style-name="co12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number-columns-repeated="60" table:default-cell-style-name="ce18"/>
        <table:table-column table:style-name="co23" table:number-columns-repeated="193" table:default-cell-style-name="ce17"/>
        <table:table-column table:style-name="co23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9" table:number-columns-repeated="3"/>
          <table:table-cell table:number-columns-repeated="25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9" office:value-type="string" calcext:value-type="string">
            <text:p>Antropología de campo</text:p>
          </table:table-cell>
          <table:table-cell table:style-name="ce19" office:value-type="string" calcext:value-type="string">
            <text:p>Paleoantropología</text:p>
          </table:table-cell>
          <table:table-cell table:style-name="ce19" office:value-type="string" calcext:value-type="string">
            <text:p>Antropología física aplicada</text:p>
          </table:table-cell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9" office:value-type="string" calcext:value-type="string">
            <text:p>Antropología ecológica</text:p>
          </table:table-cell>
          <table:table-cell table:style-name="ce19" office:value-type="string" calcext:value-type="string">
            <text:p>Somatología</text:p>
          </table:table-cell>
          <table:table-cell table:style-name="ce19" office:value-type="string" calcext:value-type="string">
            <text:p>Antropología demográfica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9" office:value-type="string" calcext:value-type="string">
            <text:p>Antropología forense</text:p>
          </table:table-cell>
          <table:table-cell table:style-name="ce19" office:value-type="string" calcext:value-type="string">
            <text:p>Fisiología</text:p>
          </table:table-cell>
          <table:table-cell table:style-name="ce19" office:value-type="string" calcext:value-type="string">
            <text:p>Antropología molecular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IBA.$A$1" table:expression="NA()"/>
          <table:named-expression table:name="Excel_BuiltIn_Sheet_Title" table:base-cell-address="$LIBA.$A$1" table:expression="&quot;OpBiote Antropología Biológica&quot;"/>
        </table:named-expressions>
      </table:table>
      <table:table table:name="OpBiote Neurociencias Y Bioalgoritmos" table:style-name="ta5">
        <table:table-column table:style-name="co12" table:default-cell-style-name="ce18"/>
        <table:table-column table:style-name="co24" table:default-cell-style-name="ce18"/>
        <table:table-column table:style-name="co25" table:default-cell-style-name="ce18"/>
        <table:table-column table:style-name="co14" table:default-cell-style-name="ce18"/>
        <table:table-column table:style-name="co19" table:number-columns-repeated="60" table:default-cell-style-name="ce18"/>
        <table:table-column table:style-name="co19" table:number-columns-repeated="193" table:default-cell-style-name="ce17"/>
        <table:table-column table:style-name="co19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20" table:number-columns-repeated="3"/>
          <table:table-cell table:number-columns-repeated="25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Neuropatología Molecular</text:p>
          </table:table-cell>
          <table:table-cell table:style-name="ce5" office:value-type="string" calcext:value-type="string">
            <text:p>Neuroinmunoendocrinología</text:p>
          </table:table-cell>
          <table:table-cell table:style-name="ce5" office:value-type="string" calcext:value-type="string">
            <text:p>Algoritmos genéticos</text:p>
          </table:table-cell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Neuropatología</text:p>
          </table:table-cell>
          <table:table-cell table:style-name="ce5" office:value-type="string" calcext:value-type="string">
            <text:p>Neuroplasticidad</text:p>
          </table:table-cell>
          <table:table-cell table:style-name="ce5" office:value-type="string" calcext:value-type="string">
            <text:p>Cómputo neuromórfico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string" calcext:value-type="string">
            <text:p>Neurofisiología</text:p>
          </table:table-cell>
          <table:table-cell table:style-name="ce5" office:value-type="string" calcext:value-type="string">
            <text:p>Comunicación Neuronal</text:p>
          </table:table-cell>
          <table:table-cell table:style-name="ce5" office:value-type="string" calcext:value-type="string">
            <text:p>Redes neuronales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IBA.$A$1" table:expression="NA()"/>
          <table:named-expression table:name="Excel_BuiltIn_Sheet_Title" table:base-cell-address="$LIBA.$A$1" table:expression="&quot;OpBiote Neurociencias Y Bioalgoritmos&quot;"/>
        </table:named-expressions>
      </table:table>
      <table:table table:name="OpBiote Genómicas y Biología Experimental" table:style-name="ta6">
        <table:table-column table:style-name="co12" table:default-cell-style-name="ce18"/>
        <table:table-column table:style-name="co26" table:default-cell-style-name="ce18"/>
        <table:table-column table:style-name="co20" table:default-cell-style-name="ce18"/>
        <table:table-column table:style-name="co27" table:default-cell-style-name="ce18"/>
        <table:table-column table:style-name="co23" table:number-columns-repeated="60" table:default-cell-style-name="ce18"/>
        <table:table-column table:style-name="co23" table:number-columns-repeated="193" table:default-cell-style-name="ce17"/>
        <table:table-column table:style-name="co23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9" table:number-columns-repeated="3"/>
          <table:table-cell table:number-columns-repeated="25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9" office:value-type="string" calcext:value-type="string">
            <text:p>Virología y bacteriología</text:p>
          </table:table-cell>
          <table:table-cell table:style-name="ce19" office:value-type="string" calcext:value-type="string">
            <text:p>Ingeniería de proteínas</text:p>
          </table:table-cell>
          <table:table-cell table:style-name="ce19" office:value-type="string" calcext:value-type="string">
            <text:p>Epidemiología molecular</text:p>
          </table:table-cell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9" office:value-type="string" calcext:value-type="string">
            <text:p>Medicina genómica</text:p>
          </table:table-cell>
          <table:table-cell table:style-name="ce19" office:value-type="string" calcext:value-type="string">
            <text:p>Genética forense</text:p>
          </table:table-cell>
          <table:table-cell table:style-name="ce19" office:value-type="string" calcext:value-type="string">
            <text:p>Biología molecular 2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9" office:value-type="string" calcext:value-type="string">
            <text:p>Genómica 2</text:p>
          </table:table-cell>
          <table:table-cell table:style-name="ce19" office:value-type="string" calcext:value-type="string">
            <text:p>Proteómica</text:p>
          </table:table-cell>
          <table:table-cell table:style-name="ce19" office:value-type="string" calcext:value-type="string">
            <text:p>Biología celular 2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IBA.$A$1" table:expression="NA()"/>
          <table:named-expression table:name="Excel_BuiltIn_Sheet_Title" table:base-cell-address="$LIBA.$A$1" table:expression="&quot;OpBiote Genómicas y Biología Experimental&quot;"/>
        </table:named-expressions>
      </table:table>
      <table:table table:name="OpAlim Salud Nutricional" table:style-name="ta7">
        <table:table-column table:style-name="co28" table:default-cell-style-name="ce18"/>
        <table:table-column table:style-name="co29" table:default-cell-style-name="ce18"/>
        <table:table-column table:style-name="co30" table:default-cell-style-name="ce18"/>
        <table:table-column table:style-name="co31" table:default-cell-style-name="ce18"/>
        <table:table-column table:style-name="co19" table:number-columns-repeated="60" table:default-cell-style-name="ce18"/>
        <table:table-column table:style-name="co19" table:number-columns-repeated="193" table:default-cell-style-name="ce17"/>
        <table:table-column table:style-name="co19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20" table:number-columns-repeated="3"/>
          <table:table-cell table:number-columns-repeated="25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Nutrición clínica por aparatos</text:p>
          </table:table-cell>
          <table:table-cell table:style-name="ce3" office:value-type="string" calcext:value-type="string">
            <text:p>Nutrigenómica</text:p>
          </table:table-cell>
          <table:table-cell table:style-name="ce3" office:value-type="string" calcext:value-type="string">
            <text:p>Trastornos de la conducta alimentaria</text:p>
          </table:table-cell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Nutrición clínica 2</text:p>
          </table:table-cell>
          <table:table-cell table:style-name="ce3" office:value-type="string" calcext:value-type="string">
            <text:p>Fisiología nutricional</text:p>
          </table:table-cell>
          <table:table-cell table:style-name="ce3" office:value-type="string" calcext:value-type="string">
            <text:p>Planes alimentarios y nutricionales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Nutrición clínica 1</text:p>
          </table:table-cell>
          <table:table-cell table:style-name="ce3" office:value-type="string" calcext:value-type="string">
            <text:p>Epidemiología nutricional</text:p>
          </table:table-cell>
          <table:table-cell table:style-name="ce3" office:value-type="string" calcext:value-type="string">
            <text:p>Nutrición en el ciclo de vida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IBA.$A$1" table:expression="NA()"/>
          <table:named-expression table:name="Excel_BuiltIn_Sheet_Title" table:base-cell-address="$LIBA.$A$1" table:expression="&quot;OpAlim Salud Nutricional&quot;"/>
        </table:named-expressions>
      </table:table>
      <table:table table:name="OpAlim Producción Alimentaria" table:style-name="ta8">
        <table:table-column table:style-name="co28" table:default-cell-style-name="ce18"/>
        <table:table-column table:style-name="co32" table:default-cell-style-name="ce18"/>
        <table:table-column table:style-name="co33" table:default-cell-style-name="ce18"/>
        <table:table-column table:style-name="co34" table:default-cell-style-name="ce18"/>
        <table:table-column table:style-name="co35" table:number-columns-repeated="60" table:default-cell-style-name="ce18"/>
        <table:table-column table:style-name="co35" table:number-columns-repeated="193" table:default-cell-style-name="ce17"/>
        <table:table-column table:style-name="co35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20" table:number-columns-repeated="3"/>
          <table:table-cell table:number-columns-repeated="25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Fisiología alimentaria</text:p>
          </table:table-cell>
          <table:table-cell table:style-name="ce3" office:value-type="string" calcext:value-type="string">
            <text:p>Tecnología frigorífica</text:p>
          </table:table-cell>
          <table:table-cell table:style-name="ce3" office:value-type="string" calcext:value-type="string">
            <text:p>Reología</text:p>
          </table:table-cell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Gastronomía local y global</text:p>
          </table:table-cell>
          <table:table-cell table:style-name="ce3" office:value-type="string" calcext:value-type="string">
            <text:p>Microbiología alimentaria</text:p>
          </table:table-cell>
          <table:table-cell table:style-name="ce3" office:value-type="string" calcext:value-type="string">
            <text:p>Inocuidad alimentaria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Conservación de los alimentos</text:p>
          </table:table-cell>
          <table:table-cell table:style-name="ce3" office:value-type="string" calcext:value-type="string">
            <text:p>Fortificación y enriquecimiento de alimentos</text:p>
          </table:table-cell>
          <table:table-cell table:style-name="ce3" office:value-type="string" calcext:value-type="string">
            <text:p>Antropología alimentaria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IBA.$A$1" table:expression="NA()"/>
          <table:named-expression table:name="Excel_BuiltIn_Sheet_Title" table:base-cell-address="$LIBA.$A$1" table:expression="&quot;OpAlim Producción Alimentaria&quot;"/>
        </table:named-expressions>
      </table:table>
      <table:table table:name="OpAlim Producción Agroalimentaria" table:style-name="ta9">
        <table:table-column table:style-name="co28" table:default-cell-style-name="ce18"/>
        <table:table-column table:style-name="co36" table:default-cell-style-name="ce18"/>
        <table:table-column table:style-name="co37" table:default-cell-style-name="ce18"/>
        <table:table-column table:style-name="co38" table:default-cell-style-name="ce18"/>
        <table:table-column table:style-name="co35" table:number-columns-repeated="60" table:default-cell-style-name="ce18"/>
        <table:table-column table:style-name="co35" table:number-columns-repeated="193" table:default-cell-style-name="ce17"/>
        <table:table-column table:style-name="co35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20" table:number-columns-repeated="3"/>
          <table:table-cell table:number-columns-repeated="25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Tecnología de productos pesqueros</text:p>
          </table:table-cell>
          <table:table-cell table:style-name="ce3" office:value-type="string" calcext:value-type="string">
            <text:p>Sistemas de Producción Agrícola</text:p>
          </table:table-cell>
          <table:table-cell table:style-name="ce3" office:value-type="string" calcext:value-type="string">
            <text:p>Sistemas de Producción Pecuaria</text:p>
          </table:table-cell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Microbiología Agroalimentaria</text:p>
          </table:table-cell>
          <table:table-cell table:style-name="ce3" office:value-type="string" calcext:value-type="string">
            <text:p>Fisiología Animal</text:p>
          </table:table-cell>
          <table:table-cell table:style-name="ce3" office:value-type="string" calcext:value-type="string">
            <text:p>Manejo Integral del Agua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Manejo Integral del Suelo</text:p>
          </table:table-cell>
          <table:table-cell table:style-name="ce3" office:value-type="string" calcext:value-type="string">
            <text:p>Zootecnia Básica</text:p>
          </table:table-cell>
          <table:table-cell table:style-name="ce3" office:value-type="string" calcext:value-type="string">
            <text:p>Agrometeorología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IBA.$A$1" table:expression="NA()"/>
          <table:named-expression table:name="Excel_BuiltIn_Sheet_Title" table:base-cell-address="$LIBA.$A$1" table:expression="&quot;OpAlim Producción Agroalimentaria&quot;"/>
        </table:named-expressions>
      </table:table>
      <table:named-expressions>
        <table:named-expression table:name="Excel_BuiltIn_Print_Area" table:base-cell-address="$LIBA.$A$1" table:expression="NA()"/>
        <table:named-expression table:name="Excel_BuiltIn_Print_Area_1" table:base-cell-address="$LIBA.$A$1" table:expression="NA()"/>
        <table:named-expression table:name="Excel_BuiltIn_Print_Area_10" table:base-cell-address="$LIBA.$A$1" table:expression="NA()"/>
        <table:named-expression table:name="Excel_BuiltIn_Print_Area_11" table:base-cell-address="$LIBA.$A$1" table:expression="NA()"/>
        <table:named-expression table:name="Excel_BuiltIn_Print_Area_12" table:base-cell-address="$LIBA.$A$1" table:expression="NA()"/>
        <table:named-expression table:name="Excel_BuiltIn_Print_Area_13" table:base-cell-address="$LIBA.$A$1" table:expression="NA()"/>
        <table:named-expression table:name="Excel_BuiltIn_Print_Area_14" table:base-cell-address="$LIBA.$A$1" table:expression="NA()"/>
        <table:named-expression table:name="Excel_BuiltIn_Print_Area_15" table:base-cell-address="$LIBA.$A$1" table:expression="NA()"/>
        <table:named-expression table:name="Excel_BuiltIn_Print_Area_2" table:base-cell-address="$LIBA.$A$1" table:expression="NA()"/>
        <table:named-expression table:name="Excel_BuiltIn_Print_Area_3" table:base-cell-address="$LIBA.$A$1" table:expression="NA()"/>
        <table:named-expression table:name="Excel_BuiltIn_Print_Area_4" table:base-cell-address="$LIBA.$A$1" table:expression="NA()"/>
        <table:named-expression table:name="Excel_BuiltIn_Print_Area_5" table:base-cell-address="$LIBA.$A$1" table:expression="NA()"/>
        <table:named-expression table:name="Excel_BuiltIn_Print_Area_6" table:base-cell-address="$LIBA.$A$1" table:expression="NA()"/>
        <table:named-expression table:name="Excel_BuiltIn_Print_Area_7" table:base-cell-address="$LIBA.$A$1" table:expression="NA()"/>
        <table:named-expression table:name="Excel_BuiltIn_Print_Area_8" table:base-cell-address="$LIBA.$A$1" table:expression="NA()"/>
        <table:named-expression table:name="Excel_BuiltIn_Print_Area_9" table:base-cell-address="$LIBA.$A$1" table:expression="NA()"/>
        <table:named-expression table:name="Excel_BuiltIn_Sheet_Title" table:base-cell-address="$LIBA.$A$1" table:expression="&quot;LIBA&quot;"/>
        <table:named-expression table:name="Excel_BuiltIn_Sheet_Title_1" table:base-cell-address="$LIBA.$A$1" table:expression="&quot;LIBA&quot;"/>
        <table:named-expression table:name="Excel_BuiltIn_Sheet_Title_10" table:base-cell-address="$LIBA.$A$1" table:expression="&quot;OpAlim Salud Nutricional&quot;"/>
        <table:named-expression table:name="Excel_BuiltIn_Sheet_Title_11" table:base-cell-address="$LIBA.$A$1" table:expression="&quot;OpAlim Salud Nutricional&quot;"/>
        <table:named-expression table:name="Excel_BuiltIn_Sheet_Title_12" table:base-cell-address="$LIBA.$A$1" table:expression="&quot;OpAlim Producción Alimentaria&quot;"/>
        <table:named-expression table:name="Excel_BuiltIn_Sheet_Title_13" table:base-cell-address="$LIBA.$A$1" table:expression="&quot;OpAlim Producción Alimentaria&quot;"/>
        <table:named-expression table:name="Excel_BuiltIn_Sheet_Title_14" table:base-cell-address="$LIBA.$A$1" table:expression="&quot;OpAlim Producción Agroalimentaria&quot;"/>
        <table:named-expression table:name="Excel_BuiltIn_Sheet_Title_15" table:base-cell-address="$LIBA.$A$1" table:expression="&quot;OpAlim Producción Agroalimentaria&quot;"/>
        <table:named-expression table:name="Excel_BuiltIn_Sheet_Title_2" table:base-cell-address="$LIBA.$A$1" table:expression="&quot;OpBiote Física Biomédica&quot;"/>
        <table:named-expression table:name="Excel_BuiltIn_Sheet_Title_3" table:base-cell-address="$LIBA.$A$1" table:expression="&quot;OpBiote Física Biomédica&quot;"/>
        <table:named-expression table:name="Excel_BuiltIn_Sheet_Title_4" table:base-cell-address="$LIBA.$A$1" table:expression="&quot;OpBiote Antropología Biológica&quot;"/>
        <table:named-expression table:name="Excel_BuiltIn_Sheet_Title_5" table:base-cell-address="$LIBA.$A$1" table:expression="&quot;OpBiote Antropología Biológica&quot;"/>
        <table:named-expression table:name="Excel_BuiltIn_Sheet_Title_6" table:base-cell-address="$LIBA.$A$1" table:expression="&quot;OpBiote Neurociencias Y Redes Neuronales&quot;"/>
        <table:named-expression table:name="Excel_BuiltIn_Sheet_Title_7" table:base-cell-address="$LIBA.$A$1" table:expression="&quot;OpBiote Neurociencias Y Redes Neuronales&quot;"/>
        <table:named-expression table:name="Excel_BuiltIn_Sheet_Title_8" table:base-cell-address="$LIBA.$A$1" table:expression="&quot;Genómicas y Biología Experimental&quot;"/>
        <table:named-expression table:name="Excel_BuiltIn_Sheet_Title_9" table:base-cell-address="$LIBA.$A$1" table:expression="&quot;OpBiote Genómicas y Biología Experimental&quot;"/>
        <table:named-expression table:name="_xlfn_COUNTIFS" table:base-cell-address="$LIBA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21cm"/>
      </style:header-style>
      <style:footer-style>
        <style:header-footer-properties fo:min-height="0.75cm" fo:margin-left="0cm" fo:margin-right="0cm" fo:margin-top="0.321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21cm"/>
      </style:header-style>
      <style:footer-style>
        <style:header-footer-properties fo:min-height="0.75cm" fo:margin-left="0cm" fo:margin-right="0cm" fo:margin-top="0.32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PageStyle_5f_LIBA" style:display-name="PageStyle_LIBA" style:page-layout-name="Mpm1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header-first style:display="false">
        <text:p><text:span text:style-name="MT1">Times New Roman,Normal"2</text:span></text:p>
      </style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style:footer-first style:display="false">
        <text:p><text:span text:style-name="MT1">Times New Roman,Normal"2Página </text:span></text:p>
      </style:footer-first>
    </style:master-page>
    <style:master-page style:name="PageStyle_5f_OpBiote_20_Física_20_Biomédica" style:display-name="PageStyle_OpBiote Física Biomédica" style:page-layout-name="Mpm2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header-first style:display="false">
        <text:p><text:span text:style-name="MT1">Times New Roman,Normal"2</text:span></text:p>
      </style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style:footer-first style:display="false">
        <text:p><text:span text:style-name="MT1">Times New Roman,Normal"2Página </text:span></text:p>
      </style:footer-first>
    </style:master-page>
    <style:master-page style:name="PageStyle_5f_OpBiote_20_Bioelectrónica" style:display-name="PageStyle_OpBiote Bioelectrónica" style:page-layout-name="Mpm2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header-first style:display="false">
        <text:p><text:span text:style-name="MT1">Times New Roman,Normal"2</text:span></text:p>
      </style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style:footer-first style:display="false">
        <text:p><text:span text:style-name="MT1">Times New Roman,Normal"2Página </text:span></text:p>
      </style:footer-first>
    </style:master-page>
    <style:master-page style:name="PageStyle_5f_OpBiote_20_Antropología_20_Biológica" style:display-name="PageStyle_OpBiote Antropología Biológica" style:page-layout-name="Mpm1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header-first style:display="false">
        <text:p><text:span text:style-name="MT1">Times New Roman,Normal"2</text:span></text:p>
      </style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style:footer-first style:display="false">
        <text:p><text:span text:style-name="MT1">Times New Roman,Normal"2Página </text:span></text:p>
      </style:footer-first>
    </style:master-page>
    <style:master-page style:name="PageStyle_5f_OpBiote_20_Neurociencias_20_Y_20_Bioalgoritmos" style:display-name="PageStyle_OpBiote Neurociencias Y Bioalgoritmos" style:page-layout-name="Mpm1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header-first style:display="false">
        <text:p><text:span text:style-name="MT1">Times New Roman,Normal"2</text:span></text:p>
      </style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style:footer-first style:display="false">
        <text:p><text:span text:style-name="MT1">Times New Roman,Normal"2Página </text:span></text:p>
      </style:footer-first>
    </style:master-page>
    <style:master-page style:name="PageStyle_5f_OpBiote_20_Genómicas_20_y_20_Biología_20_Experimental" style:display-name="PageStyle_OpBiote Genómicas y Biología Experimental" style:page-layout-name="Mpm1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header-first style:display="false">
        <text:p><text:span text:style-name="MT1">Times New Roman,Normal"2</text:span></text:p>
      </style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style:footer-first style:display="false">
        <text:p><text:span text:style-name="MT1">Times New Roman,Normal"2Página </text:span></text:p>
      </style:footer-first>
    </style:master-page>
    <style:master-page style:name="PageStyle_5f_OpAlim_20_Salud_20_Nutricional" style:display-name="PageStyle_OpAlim Salud Nutricional" style:page-layout-name="Mpm1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header-first style:display="false">
        <text:p><text:span text:style-name="MT1">Times New Roman,Normal"2</text:span></text:p>
      </style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style:footer-first style:display="false">
        <text:p><text:span text:style-name="MT1">Times New Roman,Normal"2Página </text:span></text:p>
      </style:footer-first>
    </style:master-page>
    <style:master-page style:name="PageStyle_5f_OpAlim_20_Producción_20_Alimentaria" style:display-name="PageStyle_OpAlim Producción Alimentaria" style:page-layout-name="Mpm1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header-first style:display="false">
        <text:p><text:span text:style-name="MT1">Times New Roman,Normal"2</text:span></text:p>
      </style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style:footer-first style:display="false">
        <text:p><text:span text:style-name="MT1">Times New Roman,Normal"2Página </text:span></text:p>
      </style:footer-first>
    </style:master-page>
    <style:master-page style:name="PageStyle_5f_OpAlim_20_Producción_20_Agroalimentaria" style:display-name="PageStyle_OpAlim Producción Agroalimentaria" style:page-layout-name="Mpm1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header-first style:display="false">
        <text:p><text:span text:style-name="MT1">Times New Roman,Normal"2</text:span></text:p>
      </style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style:footer-first style:display="false">
        <text:p><text:span text:style-name="MT1">Times New Roman,Normal"2Página 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0T14:58:30</meta:creation-date>
    <dc:date>2025-01-20T03:07:44.000695600</dc:date>
    <meta:print-date>2009-04-22T13:24:48</meta:print-date>
    <meta:editing-cycles>125</meta:editing-cycles>
    <meta:editing-duration>P4DT22H47M16S</meta:editing-duration>
    <meta:document-statistic meta:table-count="9" meta:cell-count="181" meta:object-count="0"/>
    <meta:generator>LibreOffice/7.4.7.2$Linux_X86_64 LibreOffice_project/40$Build-2</meta:generator>
  </office:meta>
</office:document-meta>
</file>